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InputStream.read( byte [ ] b , int off , int 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partStream.readBounda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ultipartStream.discardBody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putStream.findSepa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gressNotifier.noteBytesRead( int p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gressNotifier.ProgressNotifier( ProgressListener pListener , long p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nputStream.makeAvailab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alformedStreamException.MalformedStream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Stream.MultipartStream( InputStream input , byte [ ] boundary , int buf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putStream.close( boolean pCloseUnderly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gressNotifier.notify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Stream.getHead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Stream.MultipartStream( InputStream input , byte [ ] boundary , ProgressNotifier pNo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Stream.setHeader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Stream.skipPream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partStream.readBy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Stream.arrayequals( byte [ ] a , byte [ ] b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InputStream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Stream.new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putStream.skip( long by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partStream.readHeader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ultipartStream.MultipartStream( InputStream input , byte [ ] boundary , int bufSize , ProgressNotifier pNo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llegalBoundaryException.IllegalBoundar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putStream.getBytes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Stream.readBodyData(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nputStream.Item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Stream.findSeparato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llegalBoundaryException.IllegalBoundar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Stream.MultipartStream( InputStream input , byte [ ] bound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gressNotifier.not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nputStream.re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ltipartStream.findByte( byte value , int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InputStream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Stream.Multipar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Stream.setBoundary( byte [ ] bounda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lformedStreamException.MalformedStream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